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9"><text:placeholder text:placeholder-type="text">&lt;setLang(user.lang or 'it_IT')&gt;</text:placeholder></text:p>
      <text:p text:style-name="P29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50"><text:placeholder text:placeholder-type="text">&lt;if test="o.workcenter_id and o.workcenter_id.security_template_id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51"><text:placeholder text:placeholder-type="text">&lt;for each="symbol in o.workcenter_id.security_template_id.symbol_ids"&gt;</text:placeholder><draw:frame draw:style-name="fr2" draw:name="image:asimage(symbol.image)" text:anchor-type="as-char" style:rel-width="scale" svg:height="1.877cm" style:rel-height="99%" draw:z-index="5"><draw:text-box fo:min-width="1.769cm"><text:p text:style-name="P2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39">[<text:placeholder text:placeholder-type="text">&lt;o.product.default_code&gt;</text:placeholder>]</text:p>
            <text:p text:style-name="P39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39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3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/text:p>
          </table:table-cell>
          <table:table-cell table:style-name="Tabella2.A3" office:value-type="string">
            <text:p text:style-name="P41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0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38">[<text:placeholder text:placeholder-type="text">&lt;o.product.default_code&gt;</text:placeholder>]</text:p>
            <text:p text:style-name="P38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38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3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4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0">Legenda: Q.C.P. = Quality Control Passed</text:p>
      <text:p text:style-name="P26"><text:placeholder text:placeholder-type="text">&lt;if test="len(objects)&gt;1 and o.id!=objects[-1].id"&gt;</text:placeholder></text:p>
      <text:p text:style-name="P47"/>
      <text:p text:style-name="P34"><text:placeholder text:placeholder-type="text">&lt;/if&gt;</text:placeholder></text:p>
      <text:p text:style-name="P31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1:26:13.901600836</dc:date>
    <meta:editing-duration>P1DT17H25M47S</meta:editing-duration>
    <meta:editing-cycles>318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5" meta:word-count="270" meta:character-count="3862" meta:non-whitespace-character-count="3670"/>
    <meta:user-defined meta:name="Info 1"/>
    <meta:user-defined meta:name="Info 2"/>
    <meta:user-defined meta:name="Info 3"/>
    <meta:user-defined meta:name="Info 4"/>
  </office:meta>
</office:document-meta>
</file>